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item>
                <text:list-item>
                  <text:p text:style-name="P4">Маркиране на линия като 'сезонна' (напр. само през лятото) с начална и крайна дата на сезона</text:p>
                </text:list-item>
                <text:list-item>
                  <text:p text:style-name="P4">Настройка на общи намаления за цялата фирма (като имена и описания)</text:p>
                </text:list-item>
                <text:list-item>
                  <text:p text:style-name="P4">Добавяне на карта (google maps) за всяка спирка</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text:soft-page-break/>Графики.</text:p>
              <text:p text:style-name="P4"/>
            </text:list-item>
            <text:list-item>
              <text:p text:style-name="P4">Desktop-приложение за нотификация, + възможност за sms нотификация при закупуване на билет през системата.</text:p>
            </text:list-item>
            <text:list-item>
              <text:p text:style-name="P4">Съобщения за промоции – изпращане на съобщения до потребители (които са отбелязали, че желаят да получават промоции)</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проверка дали даден номер на билет е бил регистриран в системата (с цел проверка на билети за командировъчни)</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попълване на лични данни (регистрация или вход)</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text:soft-page-break/>извършване на плащането.</text:p>
                  <text:p text:style-name="P4"/>
                </text:list-item>
              </text:list>
            </text:list-item>
            <text:list-item>
              <text:p text:style-name="P4">Настройване на фирми, от които да се получават съобщения за промоции</text:p>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9-19T10:07:22</dc:date>
    <meta:editing-cycles>80</meta:editing-cycles>
    <meta:editing-duration>P3DT16H11M16S</meta:editing-duration>
    <meta:user-defined meta:name="Info 1"/>
    <meta:user-defined meta:name="Info 2"/>
    <meta:user-defined meta:name="Info 3"/>
    <meta:user-defined meta:name="Info 4"/>
    <meta:document-statistic meta:table-count="0" meta:image-count="0" meta:object-count="0" meta:page-count="3" meta:paragraph-count="55" meta:word-count="880" meta:character-count="5961"/>
  </office:meta>
</office:document-meta>
</file>